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" svg:font-family="FreeSerif" style:font-pitch="variable"/>
    <style:font-face style:name="FreeSerif1" svg:font-family="FreeSerif" style:font-adornments="Dőlt" style:font-pitch="variable"/>
    <style:font-face style:name="FreeSerif5" svg:font-family="FreeSerif" style:font-adornments="Félkövér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2" svg:font-family="FreeSerif" style:font-adornments="Félkövé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Táblázat1" style:family="table">
      <style:table-properties style:width="9.118cm" table:align="left" style:may-break-between-rows="false"/>
    </style:style>
    <style:style style:name="Táblázat1.A" style:family="table-column">
      <style:table-column-properties style:column-width="2.985cm"/>
    </style:style>
    <style:style style:name="Táblázat1.B" style:family="table-column">
      <style:table-column-properties style:column-width="3.066cm"/>
    </style:style>
    <style:style style:name="Táblázat1.C" style:family="table-column">
      <style:table-column-properties style:column-width="3.067cm"/>
    </style:style>
    <style:style style:name="Táblázat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.C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áblázat1.B2" style:family="table-cell">
      <style:table-cell-properties fo:padding="0.097cm" fo:border-left="0.002cm solid #000000" fo:border-right="none" fo:border-top="none" fo:border-bottom="0.002cm solid #000000"/>
    </style:style>
    <style:style style:name="Táblázat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9.095cm" table:align="left" style:may-break-between-rows="false"/>
    </style:style>
    <style:style style:name="Táblázat2.A" style:family="table-column">
      <style:table-column-properties style:column-width="2.985cm"/>
    </style:style>
    <style:style style:name="Táblázat2.B" style:family="table-column">
      <style:table-column-properties style:column-width="3.055cm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C1" style:family="table-cell">
      <style:table-cell-properties fo:padding="0.097cm" fo:border="0.002cm solid #000000"/>
    </style:style>
    <style:style style:name="Táblázat2.A2" style:family="table-cell">
      <style:table-cell-properties fo:padding="0.097cm" fo:border-left="0.002cm solid #000000" fo:border-right="none" fo:border-top="none" fo:border-bottom="0.002cm solid #000000"/>
    </style:style>
    <style:style style:name="Táblázat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 style:master-page-name="">
      <style:table-properties style:width="10.151cm" style:page-number="0" fo:break-before="auto" fo:break-after="auto" table:align="left" style:may-break-between-rows="true"/>
    </style:style>
    <style:style style:name="Táblázat6.A" style:family="table-column">
      <style:table-column-properties style:column-width="3.066cm"/>
    </style:style>
    <style:style style:name="Táblázat6.B" style:family="table-column">
      <style:table-column-properties style:column-width="1.729cm"/>
    </style:style>
    <style:style style:name="Táblázat6.C" style:family="table-column">
      <style:table-column-properties style:column-width="5.357cm"/>
    </style:style>
    <style:style style:name="Táblázat6.1" style:family="table-row">
      <style:table-row-properties style:keep-together="false" fo:keep-together="always"/>
    </style:style>
    <style:style style:name="Táblázat6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4"/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background-color="#ffcc99"/>
    </style:style>
    <style:style style:name="P8" style:family="paragraph" style:parent-style-name="Text_20_body" style:list-style-name="L4">
      <style:text-properties fo:background-color="#ff9966"/>
    </style:style>
    <style:style style:name="P9" style:family="paragraph" style:parent-style-name="Text_20_body" style:list-style-name="L6"/>
    <style:style style:name="P10" style:family="paragraph" style:parent-style-name="Text_20_body" style:list-style-name="L1">
      <style:paragraph-properties fo:margin-left="1.251cm" fo:margin-right="0cm" fo:text-indent="0.199cm" style:auto-text-indent="false"/>
    </style:style>
    <style:style style:name="P11" style:family="paragraph" style:parent-style-name="Text_20_body" style:list-style-name="L6">
      <style:paragraph-properties fo:margin-left="1.251cm" fo:margin-right="0cm" fo:text-indent="0.199cm" style:auto-text-indent="false"/>
    </style:style>
    <style:style style:name="P12" style:family="paragraph" style:parent-style-name="Text_20_body" style:list-style-name="L2">
      <style:paragraph-properties fo:margin-left="1.251cm" fo:margin-right="0cm" fo:text-indent="0.199cm" style:auto-text-indent="false" fo:background-color="transparent">
        <style:background-image/>
      </style:paragraph-properties>
    </style:style>
    <style:style style:name="P13" style:family="paragraph" style:parent-style-name="Text_20_body" style:list-style-name="L1">
      <style:paragraph-properties fo:margin-left="0cm" fo:margin-right="0cm" fo:text-indent="0.199cm" style:auto-text-indent="false"/>
    </style:style>
    <style:style style:name="P14" style:family="paragraph" style:parent-style-name="Text_20_body" style:list-style-name="L3">
      <style:paragraph-properties fo:margin-left="2.501cm" fo:margin-right="0cm" fo:text-indent="0cm" style:auto-text-indent="false"/>
    </style:style>
    <style:style style:name="P15" style:family="paragraph" style:parent-style-name="Text_20_body">
      <style:paragraph-properties fo:background-color="transparent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background-color="transparent">
        <style:background-image/>
      </style:paragraph-properties>
      <style:text-properties style:text-underline-style="none" fo:font-weight="normal" style:font-weight-asian="normal" style:font-weight-complex="normal"/>
    </style:style>
    <style:style style:name="P17" style:family="paragraph" style:parent-style-name="Text_20_body" style:list-style-name="L6">
      <style:paragraph-properties fo:margin-left="2.501cm" fo:margin-right="0cm" fo:text-indent="0.199cm" style:auto-text-indent="fals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3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_5b_RPG_5d__20_Táblázattartalom_20_1">
      <style:text-properties style:text-line-through-style="none" fo:background-color="transparent"/>
    </style:style>
    <style:style style:name="P25" style:family="paragraph" style:parent-style-name="_5b_RPG_5d__20_Táblázattartalom_20_1">
      <style:text-properties style:text-line-through-style="none" fo:font-weight="bold" fo:background-color="transparent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Nimbus Roman No9 L" style:font-name-asian="Sans Serif" style:font-name-complex="Tahoma"/>
    </style:style>
    <style:style style:name="T5" style:family="text">
      <style:text-properties fo:background-color="#ff0000"/>
    </style:style>
    <style:style style:name="T6" style:family="text">
      <style:text-properties style:font-name="DejaVu Sans" style:font-name-asian="DejaVu Sans" style:font-name-complex="DejaVu Sans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space-before="0.39cm" text:min-label-width="0.39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0.779cm" text:min-label-width="0.39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169cm" text:min-label-width="0.39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1.559cm" text:min-label-width="0.39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949cm" text:min-label-width="0.39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2.339cm" text:min-label-width="0.39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2.729cm" text:min-label-width="0.39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3.118cm" text:min-label-width="0.39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3.508cm" text:min-label-width="0.39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3.898cm" text:min-label-width="0.3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➔">
        <style:list-level-properties text:space-before="0.39cm" text:min-label-width="0.39cm"/>
        <style:text-properties style:font-name="StarSymbol"/>
      </text:list-level-style-bullet>
      <text:list-level-style-bullet text:level="2" text:style-name="Bullet_20_Symbols" style:num-suffix="." text:bullet-char="➔">
        <style:list-level-properties text:space-before="0.779cm" text:min-label-width="0.39cm"/>
        <style:text-properties style:font-name="StarSymbol"/>
      </text:list-level-style-bullet>
      <text:list-level-style-bullet text:level="3" text:style-name="Bullet_20_Symbols" style:num-suffix="." text:bullet-char="➔">
        <style:list-level-properties text:space-before="1.169cm" text:min-label-width="0.39cm"/>
        <style:text-properties style:font-name="StarSymbol"/>
      </text:list-level-style-bullet>
      <text:list-level-style-bullet text:level="4" text:style-name="Bullet_20_Symbols" style:num-suffix="." text:bullet-char="➔">
        <style:list-level-properties text:space-before="1.559cm" text:min-label-width="0.39cm"/>
        <style:text-properties style:font-name="StarSymbol"/>
      </text:list-level-style-bullet>
      <text:list-level-style-bullet text:level="5" text:style-name="Bullet_20_Symbols" style:num-suffix="." text:bullet-char="➔">
        <style:list-level-properties text:space-before="1.949cm" text:min-label-width="0.39cm"/>
        <style:text-properties style:font-name="StarSymbol"/>
      </text:list-level-style-bullet>
      <text:list-level-style-bullet text:level="6" text:style-name="Bullet_20_Symbols" style:num-suffix="." text:bullet-char="➔">
        <style:list-level-properties text:space-before="2.339cm" text:min-label-width="0.39cm"/>
        <style:text-properties style:font-name="StarSymbol"/>
      </text:list-level-style-bullet>
      <text:list-level-style-bullet text:level="7" text:style-name="Bullet_20_Symbols" style:num-suffix="." text:bullet-char="➔">
        <style:list-level-properties text:space-before="2.729cm" text:min-label-width="0.39cm"/>
        <style:text-properties style:font-name="StarSymbol"/>
      </text:list-level-style-bullet>
      <text:list-level-style-bullet text:level="8" text:style-name="Bullet_20_Symbols" style:num-suffix="." text:bullet-char="➔">
        <style:list-level-properties text:space-before="3.118cm" text:min-label-width="0.39cm"/>
        <style:text-properties style:font-name="StarSymbol"/>
      </text:list-level-style-bullet>
      <text:list-level-style-bullet text:level="9" text:style-name="Bullet_20_Symbols" style:num-suffix="." text:bullet-char="➔">
        <style:list-level-properties text:space-before="3.508cm" text:min-label-width="0.39cm"/>
        <style:text-properties style:font-name="StarSymbol"/>
      </text:list-level-style-bullet>
      <text:list-level-style-bullet text:level="10" text:style-name="Bullet_20_Symbols" style:num-suffix="." text:bullet-char="➔">
        <style:list-level-properties text:space-before="3.898cm" text:min-label-width="0.3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Útmutató, irányelv fejlesztéshez</text:h>
      <text:p text:style-name="Text_20_body">A fejlesztéshez szükség van munka-sémákra, fogalmazás- és felépítésbeli szabványokra, általános irányelvekre.</text:p>
      <text:p text:style-name="Text_20_body"/>
      <text:list text:style-name="L1">
        <text:list-item>
          <text:p text:style-name="P4"><text:span text:style-name="_5b_RPG_5d__20_Kiemelt_20_kifejezés"><text:span text:style-name="T1">képzettségek leírásához</text:span></text:span>:<text:line-break/>Példákat írni az egyes nehézségekre</text:p>
        </text:list-item>
        <text:list-item>
          <text:p text:style-name="P4"><text:span text:style-name="_5b_RPG_5d__20_Kiemelt_20_kifejezés">Fortélyok leírásához</text:span>:</text:p>
        </text:list-item>
        <text:list-item>
          <text:p text:style-name="P10">Nincs szükség +500db D20-ból átemelt fortélyra, csak nagyon indokolt esetben. A legtöbb ilyen hülye „fortély” (pl. Jó iszákos (bírja az italt)) egyszerűen beírható az előtörténetbe, vagy a karakter leírásába, vagy KM adhatja Karmában. Tehát D20-hoz képest <text:span text:style-name="T1">sokkal kevesebb</text:span> Fortély legyen.</text:p>
        </text:list-item>
        <text:list-item>
          <text:p text:style-name="P10">Nem csak reformálás szempontjából kell végigmenni a fortélyokon, hanem az „Én felvenném -e”, illetve az „Egy NJK-nak a KM felvenné -e” típusú gondolatmenetet. Ami felesleges, vagy életképtelen, azt szüntessük meg.</text:p>
        </text:list-item>
        <text:list-item>
          <text:p text:style-name="P10">Kellenének sablon követelmény kategóriák (pl. 6.szint v.melyik képzettségben, stb), hogy ne hasra ütés szerűek legyenek a követelmények. Egységes rendszert használni a fortélyok Követelményeinél.</text:p>
        </text:list-item>
        <text:list-item>
          <text:p text:style-name="P10">A Fortélyok nem kerülnek sok KP-ba (15KP), de soknak van követelménye. Pl. a Kobratánc csak Gorviki iskolában tanuló fejvadász számára hozzáférhető, Összpontosítás, és Kardvívás (képzettség) és Kétkezes harc (fortély) követelményei vannak (értékeket nem írok, mert még változhat)</text:p>
        </text:list-item>
        <text:list-item>
          <text:p text:style-name="P10">Az azonos területet tápoló fortélyok által adott típusú harcérték módosítók közül csak a nagyobbik számít!</text:p>
        </text:list-item>
      </text:list>
      <text:list text:style-name="L2">
        <text:list-item>
          <text:p text:style-name="P12">Egy szinten nem vehető fel két olyan Fortély, amelyek ugyanazt a jellemzőt/képzettséget, stb módosítják. Sőt a Fortélyok ne is nagyon tápoljanak konkrét számértékeket, inkább speciális képességeket, lehetőségeket adjanak. Pl. Kobratánc</text:p>
        </text:list-item>
      </text:list>
      <text:list text:style-name="L1">
        <text:list-item text:start-value="1">
          <text:p text:style-name="P4"><text:span text:style-name="_5b_RPG_5d__20_Kiemelt_20_kifejezés">Szabályok kifejtéséhez</text:span>: <text:line-break/>minden fejezet <text:span text:style-name="T2">legelején</text:span> pár nagyon sűrű táblázat, ami összefoglalja, amit utána kifejtünk részletesen. Így játék közben nem kell túrni.</text:p>
        </text:list-item>
      </text:list>
      <text:p text:style-name="Text_20_body"/>
      <text:list text:style-name="L1">
        <text:list-item text:start-value="1">
          <text:p text:style-name="P13"><text:span text:style-name="_5b_RPG_5d__20_Kiemelt_20_kifejezés">Fegyverek megalkotásához</text:span></text:p>
        </text:list-item>
      </text:list>
      <text:list text:style-name="L3">
        <text:list-item>
          <text:p>Esetleges követelményeket beírni a leírásba. Például:</text:p>
        </text:list-item>
        <text:list-item>
          <text:p text:style-name="P14">Erő követelmény, Előtörténet, Klán, stb.</text:p>
        </text:list-item>
        <text:list-item>
          <text:p>A karakter döntheti el, hogy egy vagy két kézre fogva forgatja a fegyvert.</text:p>
        </text:list-item>
      </text:list>
      <text:p text:style-name="Text_20_body"/>
      <text:h text:style-name="P18" text:outline-level="2">Alapelvek fortélyok kidolgozásához</text:h>
      <text:p text:style-name="P6">Ki kéne alakítani 5 elméleti Fortély kategóriát attól függően, hogy mekkora tápot adnak. Félreértés elkerülése végett: igaz, hogy most is fokokra vannak osztva, de van amelyik csak 1 fokú és mégis nagy tápot ad (pl. Szabotőr). <text:span text:style-name="T2">Ezek a kategóriák </text:span><text:span text:style-name="T3">csak</text:span><text:span text:style-name="T2"> fejlesztéshez kellenek a játékban sehol nem jelennek meg!</text:span></text:p>
      <text:p text:style-name="P15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16">Gyakorlatilag tehát a táp mértékétől függően kategorizáljuk őket. (a külön fokokat is).</text:p>
      <text:h text:style-name="Heading_20_4" text:outline-level="4">Fortély „Táp kategóriák”</text:h>
      <text:p text:style-name="Text_20_body">Ha egy fortélyt bekategorizáltunk, akkor a felvételének követelményeinek a táblázatban megadott értékű KP-mennyiségnek kell lennie.</text:p>
      <text:p text:style-name="P7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21">Táp-kategória</text:p>
          </table:table-cell>
          <table:table-cell table:style-name="Táblázat1.A1" office:value-type="string">
            <text:p text:style-name="P21">1. verzió (teszt)</text:p>
          </table:table-cell>
          <table:table-cell table:style-name="Táblázat1.C1" office:value-type="string">
            <text:p text:style-name="P21">2. verzió (teszt)</text:p>
          </table:table-cell>
        </table:table-row>
        <table:table-row>
          <table:table-cell table:style-name="Táblázat1.A2" office:value-type="string">
            <text:p text:style-name="P21">1.kategória</text:p>
          </table:table-cell>
          <table:table-cell table:style-name="Táblázat1.B2" office:value-type="string">
            <text:p text:style-name="P22">0 KP</text:p>
          </table:table-cell>
          <table:table-cell table:style-name="Táblázat1.C2" office:value-type="string">
            <text:p text:style-name="P22">0 KP</text:p>
          </table:table-cell>
        </table:table-row>
        <table:table-row>
          <table:table-cell table:style-name="Táblázat1.A2" office:value-type="string">
            <text:p text:style-name="P21">2.kategória</text:p>
          </table:table-cell>
          <table:table-cell table:style-name="Táblázat1.B2" office:value-type="string">
            <text:p text:style-name="P21">40 KP</text:p>
          </table:table-cell>
          <table:table-cell table:style-name="Táblázat1.C2" office:value-type="string">
            <text:p text:style-name="P21">50 KP</text:p>
          </table:table-cell>
        </table:table-row>
        <table:table-row>
          <table:table-cell table:style-name="Táblázat1.A2" office:value-type="string">
            <text:p text:style-name="P21">3.kategória</text:p>
          </table:table-cell>
          <table:table-cell table:style-name="Táblázat1.B2" office:value-type="string">
            <text:p text:style-name="P21">80 KP</text:p>
          </table:table-cell>
          <table:table-cell table:style-name="Táblázat1.C2" office:value-type="string">
            <text:p text:style-name="P21">100 KP</text:p>
          </table:table-cell>
        </table:table-row>
        <table:table-row>
          <table:table-cell table:style-name="Táblázat1.A2" office:value-type="string">
            <text:p text:style-name="P21">4.kategória</text:p>
          </table:table-cell>
          <table:table-cell table:style-name="Táblázat1.B2" office:value-type="string">
            <text:p text:style-name="P21">120 KP</text:p>
          </table:table-cell>
          <table:table-cell table:style-name="Táblázat1.C2" office:value-type="string">
            <text:p text:style-name="P21">150 KP</text:p>
          </table:table-cell>
        </table:table-row>
        <table:table-row>
          <table:table-cell table:style-name="Táblázat1.A2" office:value-type="string">
            <text:p text:style-name="P21">5.kategória</text:p>
          </table:table-cell>
          <table:table-cell table:style-name="Táblázat1.B2" office:value-type="string">
            <text:p text:style-name="P21">160 KP</text:p>
          </table:table-cell>
          <table:table-cell table:style-name="Táblázat1.C2" office:value-type="string">
            <text:p text:style-name="P21">200 KP</text:p>
          </table:table-cell>
        </table:table-row>
      </table:table>
      <text:p text:style-name="Text_20_body"/>
      <text:p text:style-name="Text_20_body"><text:span text:style-name="T3">Követelmények szerint megkülönböztetünk:</text:span></text:p>
      <text:list text:style-name="L4">
        <text:list-item>
          <text:p text:style-name="P5">Képzettségeket (KP igényük 1:1-ben számít be)</text:p>
        </text:list-item>
        <text:list-item>
          <text:p text:style-name="P8">Fortélyok (nehéz a KP-sítésük..., esetleg annak a fortélynak a táp-kategória KP-igénye)</text:p>
        </text:list-item>
        <text:list-item>
          <text:p text:style-name="P5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>
          <table:table-cell table:style-name="Táblázat2.A1" office:value-type="string">
            <text:p text:style-name="P21">Tulajdonság</text:p>
          </table:table-cell>
          <table:table-cell table:style-name="Táblázat2.A1" office:value-type="string">
            <text:p text:style-name="P21">KP érték (1.verzió)</text:p>
          </table:table-cell>
          <table:table-cell table:style-name="Táblázat2.C1" office:value-type="string">
            <text:p text:style-name="P21">KP érték (2.verzió)</text:p>
          </table:table-cell>
        </table:table-row>
        <table:table-row>
          <table:table-cell table:style-name="Táblázat2.A2" office:value-type="string">
            <text:p text:style-name="P21">+0</text:p>
          </table:table-cell>
          <table:table-cell table:style-name="Táblázat2.A2" office:value-type="string">
            <text:p text:style-name="P21">0 KP <text:span text:style-name="T5">(?)</text:span></text:p>
          </table:table-cell>
          <table:table-cell table:style-name="Táblázat2.C2" office:value-type="string">
            <text:p text:style-name="P21">0 KP <text:span text:style-name="T5">(?)</text:span></text:p>
          </table:table-cell>
        </table:table-row>
        <table:table-row>
          <table:table-cell table:style-name="Táblázat2.A2" office:value-type="string">
            <text:p text:style-name="P21">+1</text:p>
          </table:table-cell>
          <table:table-cell table:style-name="Táblázat2.A2" office:value-type="string">
            <text:p text:style-name="P21">10 KP</text:p>
          </table:table-cell>
          <table:table-cell table:style-name="Táblázat2.C2" office:value-type="string">
            <text:p text:style-name="P21">20 KP</text:p>
          </table:table-cell>
        </table:table-row>
        <table:table-row>
          <table:table-cell table:style-name="Táblázat2.A2" office:value-type="string">
            <text:p text:style-name="P21">+2</text:p>
          </table:table-cell>
          <table:table-cell table:style-name="Táblázat2.A2" office:value-type="string">
            <text:p text:style-name="P21">30 KP</text:p>
          </table:table-cell>
          <table:table-cell table:style-name="Táblázat2.C2" office:value-type="string">
            <text:p text:style-name="P21">40 KP</text:p>
          </table:table-cell>
        </table:table-row>
        <table:table-row>
          <table:table-cell table:style-name="Táblázat2.A2" office:value-type="string">
            <text:p text:style-name="P21">+3</text:p>
          </table:table-cell>
          <table:table-cell table:style-name="Táblázat2.A2" office:value-type="string">
            <text:p text:style-name="P21">50 KP</text:p>
          </table:table-cell>
          <table:table-cell table:style-name="Táblázat2.C2" office:value-type="string">
            <text:p text:style-name="P21">60 KP</text:p>
          </table:table-cell>
        </table:table-row>
        <table:table-row>
          <table:table-cell table:style-name="Táblázat2.A2" office:value-type="string">
            <text:p text:style-name="P21">+4</text:p>
          </table:table-cell>
          <table:table-cell table:style-name="Táblázat2.A2" office:value-type="string">
            <text:p text:style-name="P21">80 KP</text:p>
          </table:table-cell>
          <table:table-cell table:style-name="Táblázat2.C2" office:value-type="string">
            <text:p text:style-name="P21">80 KP</text:p>
          </table:table-cell>
        </table:table-row>
        <table:table-row>
          <table:table-cell table:style-name="Táblázat2.A2" office:value-type="string">
            <text:p text:style-name="P21">+5</text:p>
          </table:table-cell>
          <table:table-cell table:style-name="Táblázat2.A2" office:value-type="string">
            <text:p text:style-name="P21">100 KP</text:p>
          </table:table-cell>
          <table:table-cell table:style-name="Táblázat2.C2" office:value-type="string">
            <text:p text:style-name="P21">100 KP</text:p>
          </table:table-cell>
        </table:table-row>
      </table:table>
      <text:p text:style-name="Standard"/>
      <text:p text:style-name="P3"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23">Fárasztás</text:p>
          </table:table-cell>
          <table:table-cell table:style-name="Táblázat6.A1" office:value-type="string">
            <text:p text:style-name="P24">1 fokú</text:p>
          </table:table-cell>
          <table:table-cell table:style-name="Táblázat6.C1" office:value-type="string">
            <text:p text:style-name="P25">Követelményei:</text:p>
            <text:p text:style-name="P24">Harcmodor: 6.szint</text:p>
            <text:p text:style-name="P24">Ügyesség: +1</text:p>
          </table:table-cell>
        </table:table-row>
      </table:table>
      <text:p text:style-name="Standard"/>
      <text:list text:style-name="L6">
        <text:list-item>
          <text:p text:style-name="P9">Tfh az első oszlopot használjuk (1. verzió)</text:p>
        </text:list-item>
        <text:list-item>
          <text:p text:style-name="P9">Megsaccoljuk, hogy mennyire tápos és azt mondjuk, hogy ez pl. a 3. táp-kategóriába tesszük</text:p>
        </text:list-item>
        <text:list-item>
          <text:p text:style-name="P11">Így a követelményekre 80KP-t kell költeni. Jelenleg:</text:p>
        </text:list-item>
        <text:list-item>
          <text:p text:style-name="P17">Harcmodor-6.szint: 46KP</text:p>
        </text:list-item>
        <text:list-item>
          <text:p text:style-name="P17">Ügyesség +1 <text:s/><text:span text:style-name="T6">→</text:span><text:span text:style-name="T4"> 10KP</text:span></text:p>
        </text:list-item>
        <text:list-item>
          <text:p text:style-name="P17"><text:span text:style-name="T4">Összesen: 46+10=56KP, tehát még 80-56=24KP-nyi követelményt kéne betenni.</text:span></text:p>
        </text:list-item>
      </text:list>
      <text:h text:style-name="P18" text:outline-level="2">Opcionális szabályok</text:h>
      <text:h text:style-name="Heading_20_4" text:outline-level="4">Képzettségek</text:h>
      <text:p text:style-name="Text_20_body">Értékét nem szintlépésnél növeli a játékos, hanem kaland végén együtt beszéli meg a KM-mel, hogy – szerinte – miben fejlődött a karaktere. Ezután a KM a kaland hosszától és a képzettség használatának intenzitásától függően megnöveli az adott értéket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Félkövér dőlt" style:font-pitch="variable"/>
    <style:font-face style:name="FreeSerif" svg:font-family="FreeSerif" style:font-pitch="variable"/>
    <style:font-face style:name="FreeSerif1" svg:font-family="FreeSerif" style:font-adornments="Dőlt" style:font-pitch="variable"/>
    <style:font-face style:name="FreeSerif5" svg:font-family="FreeSerif" style:font-adornments="Félkövér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2" svg:font-family="FreeSerif" style:font-adornments="Félkövér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fo:text-align="justify" style:justify-single-word="false" fo:widows="2" fo:text-indent="0.199cm" style:auto-text-indent="false"/>
      <style:text-properties style:font-name="FreeSerif1" fo:font-size="11pt" fo:font-style="italic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page" fo:background-color="transparent" style:shadow="#800000 -0.12cm 0.12cm">
        <style:tab-stops/>
        <style:background-image/>
      </style:paragraph-properties>
      <style:text-properties style:font-name="FreeSerif2" fo:font-size="14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top="0.319cm" fo:margin-bottom="0.21cm" fo:background-color="transparent" text:number-lines="true" text:line-number="0">
        <style:tab-stops/>
        <style:background-image/>
      </style:paragraph-properties>
      <style:text-properties style:font-name="FreeSerif1" fo:font-size="80%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4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4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4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4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4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 style:master-page-name="">
      <style:paragraph-properties fo:margin-left="0cm" fo:margin-right="0cm" fo:margin-top="0cm" fo:margin-bottom="0cm" fo:text-align="center" style:justify-single-word="false" fo:keep-together="always" fo:text-indent="0cm" style:auto-text-indent="false" style:page-number="auto">
        <style:tab-stops/>
      </style:paragraph-properties>
      <style:text-properties style:font-name="FreeSerif4" fo:font-size="10pt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1" fo:font-size="12pt" fo:font-style="italic"/>
    </style:style>
    <style:style style:name="_5b_RPG_5d__20_Csillagozott_20_magyarázat" style:display-name="[RPG] Csillagozott magyarázat" style:family="paragraph" style:parent-style-name="Text_20_body"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4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5" fo:font-size="14pt" fo:font-weight="bold"/>
    </style:style>
    <style:style style:name="_5b_RPG_5d__20_Táblázattartalom_20_2" style:display-name="[RPG] Táblázattartalom 2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4" fo:font-size="9pt"/>
    </style:style>
    <style:style style:name="_5b_RPG_5d__20_Adatlap" style:display-name="[RPG] Adatlap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_5b_RPG_5d__20_Tétel_20_főcím" style:display-name="[RPG] Tétel főcím" style:family="paragraph" style:parent-style-name="Text_20_body" style:class="index" style:master-page-name="">
      <style:paragraph-properties style:page-number="auto" fo:padding="0cm" fo:border-left="none" fo:border-right="none" fo:border-top="0.088cm solid #000000" fo:border-bottom="none" style:shadow="none"/>
      <style:text-properties fo:font-size="14pt" fo:font-style="normal" style:text-underline-style="solid" style:text-underline-width="bold" style:text-underline-color="font-color" fo:font-weight="bold"/>
    </style:style>
    <style:style style:name="_5b_RPG_5d__20_Problémák_2c_megoldandók" style:display-name="[RPG] Problémák,megoldandók" style:family="paragraph" style:parent-style-name="Heading_20_4" style:class="text" style:master-page-name="">
      <style:paragraph-properties style:page-number="auto"/>
      <style:text-properties fo:font-size="12.6000003814697pt" fo:font-style="normal"/>
    </style:style>
    <style:style style:name="_5b_RPG_5d__20_Kiemelt_20_szó" style:display-name="[RPG] Kiemelt szó" style:family="paragraph" style:parent-style-name="Text_20_body"/>
    <style:style style:name="_5b_RPG_5d__20_Szürkített_20_szöveg" style:display-name="[RPG] Szürkített szöveg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fo:color="#b3b3b3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style:page-number="auto"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_5b_RPG_5d__20_Kiemelt_20_fejlesztői_20_szó" style:display-name="[RPG] Kiemelt fejlesztői szó" style:family="text">
      <style:text-properties fo:font-weight="bold" fo:background-color="#ffff66"/>
    </style:style>
    <style:style style:name="_5b_RPG_5d__20_OK" style:display-name="[RPG] OK" style:family="text">
      <style:text-properties fo:background-color="#23ff23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format="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100</text:p>
      </style:header>
      <style:footer>
        <text:p text:style-name="P2"><text:page-number text:select-page="current">3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>KM100</text:p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KM20 import</dc:title>
    <dc:creator>Bálint</dc:creator>
    <dc:date>2008-04-14T20:29:37</dc:date>
    <dc:language>hu-HU</dc:language>
    <meta:editing-cycles>3</meta:editing-cycles>
    <meta:editing-duration>PT1H25M46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3" meta:paragraph-count="84" meta:word-count="610" meta:character-count="4107"/>
  </office:meta>
</office:document-meta>
</file>